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/>
      <math:mtr>
        <math:mrow>
          <math:mi>t</math:mi>
          <math:mrow>
            <math:msub>
              <math:mi>v</math:mi>
              <math:mi>x</math:mi>
            </math:msub>
            <math:mo math:stretchy="false">−</math:mo>
            <math:mi>s</math:mi>
          </math:mrow>
          <math:msub>
            <math:mi>w</math:mi>
            <math:mi>x</math:mi>
          </math:msub>
          <math:mrow>
            <math:mi/>
            <math:mo math:stretchy="false">=</math:mo>
            <math:mi/>
          </math:mrow>
          <math:mrow>
            <math:msub>
              <math:mi>Q</math:mi>
              <math:mn>0x</math:mn>
            </math:msub>
            <math:mo math:stretchy="false">−</math:mo>
            <math:msub>
              <math:mi>P</math:mi>
              <math:mn>0x</math:mn>
            </math:msub>
          </math:mrow>
        </math:mrow>
      </math:mtr>
      <math:mtr>
        <math:mrow>
          <math:mi>t</math:mi>
          <math:mrow>
            <math:msub>
              <math:mi>v</math:mi>
              <math:mi>y</math:mi>
            </math:msub>
            <math:mo math:stretchy="false">−</math:mo>
            <math:mi>s</math:mi>
          </math:mrow>
          <math:msub>
            <math:mi>w</math:mi>
            <math:mi>y</math:mi>
          </math:msub>
          <math:mrow>
            <math:mi/>
            <math:mo math:stretchy="false">=</math:mo>
            <math:mi/>
          </math:mrow>
          <math:mrow>
            <math:msub>
              <math:mi>Q</math:mi>
              <math:mn>0y</math:mn>
            </math:msub>
            <math:mo math:stretchy="false">−</math:mo>
            <math:msub>
              <math:mi>P</math:mi>
              <math:mn>0y</math:mn>
            </math:msub>
          </math:mrow>
        </math:mrow>
      </math:mtr>
      <math:mtr>
        <math:mrow>
          <math:mi>t</math:mi>
          <math:mrow>
            <math:msub>
              <math:mi>v</math:mi>
              <math:mi>z</math:mi>
            </math:msub>
            <math:mo math:stretchy="false">−</math:mo>
            <math:mi>s</math:mi>
          </math:mrow>
          <math:msub>
            <math:mi>w</math:mi>
            <math:mi>z</math:mi>
          </math:msub>
          <math:mrow>
            <math:mi/>
            <math:mo math:stretchy="false">=</math:mo>
            <math:mi/>
          </math:mrow>
          <math:mrow>
            <math:msub>
              <math:mi>Q</math:mi>
              <math:mn>0z</math:mn>
            </math:msub>
            <math:mo math:stretchy="false">−</math:mo>
            <math:msub>
              <math:mi>P</math:mi>
              <math:mn>0z</math:mn>
            </math:msub>
          </math:mrow>
        </math:mrow>
      </math:mtr>
      <math:mtr/>
    </math:mtable>
    <math:annotation math:encoding="StarMath 5.0">newline
t v_{x} - s w_{x} ~ = ~ Q_{0x} - P_{0x} newline
t v_{y} - s w_{y} ~ = ~ Q_{0y} - P_{0y} newline
t v_{z} - s w_{z} ~ = ~ Q_{0z} - P_{0z} newline
newline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5T12:13:41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